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1065e"/>
    </style:style>
    <style:style style:name="P2" style:family="paragraph" style:parent-style-name="Text_20_body" style:list-style-name="L2"/>
    <style:style style:name="P3" style:family="paragraph" style:parent-style-name="Text_20_body" style:list-style-name="L2">
      <style:text-properties officeooo:rsid="00128fdb" officeooo:paragraph-rsid="00128fdb"/>
    </style:style>
    <style:style style:name="P4" style:family="paragraph" style:parent-style-name="Text_20_body" style:list-style-name="L2">
      <style:text-properties officeooo:rsid="0015a4b1" officeooo:paragraph-rsid="0015a4b1"/>
    </style:style>
    <style:style style:name="T1" style:family="text">
      <style:text-properties fo:font-variant="small-caps"/>
    </style:style>
    <style:style style:name="T2" style:family="text">
      <style:text-properties officeooo:rsid="00136be7"/>
    </style:style>
    <style:style style:name="T3" style:family="text">
      <style:text-properties officeooo:rsid="0013d5aa"/>
    </style:style>
    <style:style style:name="T4" style:family="text">
      <style:text-properties officeooo:rsid="001677a9"/>
    </style:style>
    <style:style style:name="T5" style:family="text">
      <style:text-properties officeooo:rsid="00172b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10:28-43</text:h>
      <text:h text:style-name="P1" text:outline-level="2">Joshua Captures more Amorite Territory</text:h>
      <text:list xml:id="list2124342488" text:style-name="L2">
        <text:list-item>
          <text:p text:style-name="P2">Joshua attacked and captured Makkedah and its king that day. He put everyone in the city to death; no one was left alive. He did to the king of Makkedah what he had done to the king of Jericho.<text:bookmark text:name="en-GNT-5746"/> After this, Joshua and his army went on from Makkedah to Libnah and attacked it. The <text:span text:style-name="T1">Lord</text:span> also gave the Israelites victory over this city and its king. They spared no one, but killed every person in it. They did to the king what they had done to the king of Jericho.<text:bookmark text:name="en-GNT-5748"/> After this, Joshua and his army went on from Libnah to Lachish, surrounded it and attacked it. <text:bookmark text:name="en-GNT-5749"/>The <text:span text:style-name="T1">Lord</text:span> gave the Israelites victory over Lachish on the second day of the battle. Just as they had done at Libnah, they spared no one, but killed every person in the city. <text:bookmark text:name="en-GNT-5750"/>King Horam of Gezer came to the aid of Lachish, but Joshua defeated him and his army and left none of them alive.<text:bookmark text:name="en-GNT-5751"/> Next, Joshua and his army went on from Lachish to Eglon, surrounded it and attacked it. <text:bookmark text:name="en-GNT-5752"/>They captured it the same day and put everyone there to death, just as they had done at Lachish.<text:bookmark text:name="en-GNT-5753"/> After this, Joshua and his army went from Eglon up into the hills to Hebron, attacked it <text:bookmark text:name="en-GNT-5754"/>and captured it. They killed the king and everyone else in the city as well as in the nearby towns. Joshua condemned the city to total destruction, just as he had done to Eglon. No one in it was left alive.<text:bookmark text:name="en-GNT-5755"/> Then Joshua and his army turned back to Debir and attacked it. <text:bookmark text:name="en-GNT-5756"/>He captured it, with its king and all the nearby towns. They put everyone there to death. Joshua did to Debir and its king what he had done to Hebron and to Libnah and its king.<text:bookmark text:name="en-GNT-5757"/> Joshua conquered the whole land. He defeated the kings of the hill country, the eastern slopes, and the western foothills, as well as those of the dry country in the south. He spared no one; everyone was put to death. This was what the <text:span text:style-name="T1">Lord</text:span> God of Israel had commanded.<text:bookmark text:name="en-GNT-5758"/> Joshua's campaign took him from Kadesh Barnea in the south to Gaza near the coast, including all the area of Goshen, and as far north as Gibeon. <text:bookmark text:name="en-GNT-5759"/>Joshua conquered all these kings and their territory in one campaign because the <text:span text:style-name="T1">Lord</text:span>, Israel's God, was fighting for Israel. <text:bookmark text:name="en-GNT-5760"/>After this, Joshua and his army went back to the camp at Gilgal.</text:p>
        </text:list-item>
        <text:list-item>
          <text:p text:style-name="P3">In this passage we see Joshua and his army moving from battle to battle and victory to victory. <text:span text:style-name="T2">They were capturing </text:span><text:span text:style-name="T5">Amorite </text:span><text:span text:style-name="T2">territories. All these victories were not because of the Israelites army prowess but bacause of God’s prowess. </text:span><text:span text:style-name="T3">The Lord was making the Israelites victorious.</text:span></text:p>
        </text:list-item>
        <text:list-item>
          <text:p text:style-name="P4">We’re victorious in life not because of our prowess but because the Lord God is making us victorious. Sometimes we are amazed at how things turned out to be in the end. Some call it luck, I know it’s God. <text:span text:style-name="T4">Let’s abide in him and he’ll abide in u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6:39.735652463</meta:creation-date>
    <dc:date>2022-06-24T10:57:03.397581435</dc:date>
    <meta:editing-duration>PT20M19S</meta:editing-duration>
    <meta:editing-cycles>10</meta:editing-cycles>
    <meta:generator>LibreOffice/6.4.7.2$Linux_X86_64 LibreOffice_project/40$Build-2</meta:generator>
    <meta:document-statistic meta:table-count="0" meta:image-count="0" meta:object-count="0" meta:page-count="1" meta:paragraph-count="5" meta:word-count="520" meta:character-count="2753" meta:non-whitespace-character-count="2241"/>
  </office:meta>
</office:document-meta>
</file>